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Keyboard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Keyboard</text:h>
                    <text:list>
                        <text:list-item>
                            <text:h text:style-name="Heading_20_2" text:outline-level="2">Description</text:h>
                        </text:list-item>
                    </text:list>
                </text:list-item>
            </text:list>

            <text:p text:style-name="Standard"><text:span>The virtual (on screen) keyboard to write texts into a Text area.</text:span></text:p><text:p text:style-name="Standard"/><text:p text:style-name="Standard">More info (<text:a xlink:type="simple" xlink:href="https://docs.lvgl.io/8.3/widgets/extra/keyboard.html" text:style-name="Internet_20_link" text:visited-style-name="Visited_20_Internet_20_Link">link</text:a>)</text:p><text:p text:style-name="Standard"/>

            
                <text:list xml:id="list_Keyboard2" text:continue-numbering="true" text:continue-list="list_Key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Keyboard4" text:continue-numbering="true" text:style-name="Outline">
                                                <text:list-item>
                                                    <text:list>
                                                        <text:list-item>
                                                            <text:list>
                                                                <text:list-item>
                                                                    <text:h text:style-name="Heading_20_3" text:outline-level="3">
                                                                        Textarea
                                                                        <text:s text:c="4"/>
                                                                        <text:span text:style-name="T2">Enum</text:span>
                                                                    </text:h>
                                                                </text:list-item>
                                                            </text:list>
                                                        </text:list-item>
                                                    </text:list>
                                                </text:list-item>
                                            </text:list>
                                            <text:p text:style-name="Standard"><text:span>The name of </text:span><text:span text:style-name="backtick">Textarea</text:span><text:span> Widget attached to this Widget.</text:span></text:p><text:p text:style-name="Standard"/>,
                                            <text:list xml:id="list_Keyboard5" text:continue-numbering="true" text:continue-list="list_Keyboard4" text:style-name="Outline">
                                                <text:list-item>
                                                    <text:list>
                                                        <text:list-item>
                                                            <text:list>
                                                                <text:list-item>
                                                                    <text:h text:style-name="Heading_20_3" text:outline-level="3">
                                                                        Mode
                                                                        <text:s text:c="4"/>
                                                                        <text:span text:style-name="T2">Enum</text:span>
                                                                    </text:h>
                                                                </text:list-item>
                                                            </text:list>
                                                        </text:list-item>
                                                    </text:list>
                                                </text:list-item>
                                            </text:list>
                                            <text:p text:style-name="Standard"><text:span>The following modes are available:</text:span></text:p><text:p text:style-name="Standard"/><text:list xml:id="list_Keyboard6" text:style-name="List_20_1">
                    <text:list-item>
                            <text:p text:style-name="List_20_1_20_Start">
                            <text:span><text:span text:style-name="backtick">TEXT_LOWER</text:span><text:span> – Display lower case letters.</text:span></text:span>
                            </text:p>
                        </text:list-item>,<text:list-item>
                            <text:p text:style-name="List_20_1">
                            <text:span><text:span text:style-name="backtick">TEXT_UPPER</text:span><text:span> – Display upper case letters.</text:span></text:span>
                            </text:p>
                        </text:list-item>,<text:list-item>
                            <text:p text:style-name="List_20_1">
                            <text:span><text:span text:style-name="backtick">SPECIAL</text:span><text:span> – Display special characters.</text:span></text:span>
                            </text:p>
                        </text:list-item>,<text:list-item>
                            <text:p text:style-name="List_20_1">
                            <text:span><text:span text:style-name="backtick">NUMBER</text:span><text:span> – Display numbers, +/- sign, and decimal dot.</text:span></text:span>
                            </text:p>
                        </text:list-item>,<text:list-item>
                            <text:p text:style-name="List_20_1_20_End">
                            <text:span><text:span text:style-name="backtick">USER_1</text:span><text:span> to </text:span><text:span text:style-name="backtick">USER_4</text:span><text:span> – User-defined modes.</text:span></text:span>
                            </text:p>
                        </text:list-item>
                </text:list><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Keyboard7" text:continue-numbering="true" text:continue-list="list_Keyboard5"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Widget name. We reference the Widget within the project by its name, for example in the LVGL action. For each Widget, we must choose a unique name within the entire project. This field is optional and does not need to be set if we do not need to reference the Widge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Keyboard8" text:continue-numbering="true" text:continue-list="list_Keyboard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Keyboard9" text:continue-numbering="true" text:continue-list="list_Keyboard8"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Keyboard10" text:continue-numbering="true" text:continue-list="list_Keyboard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Keyboard11" text:continue-numbering="true" text:continue-list="list_Keyboard10"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ext:span>The following options are available:</text:span></text:p><text:p text:style-name="Standard"/><text:list xml:id="list_Keyboard12" text:style-name="List_20_1">
                    <text:list-item>
                            <text:p text:style-name="List_20_1_20_Start">
                            <text:span><text:span text:style-name="backtick">px</text:span><text:span> – Left is default in pixels.</text:span></text:span>
                            </text:p>
                        </text:list-item>,<text:list-item>
                            <text:p text:style-name="List_20_1_20_End">
                            <text:span><text:span text:style-name="backtick">%</text:span><text:span> – Left is set as a percentage in relation to the parent width.</text:span></text:span>
                            </text:p>
                        </text:list-item>
                </text:list><text:p text:style-name="Standard"/>,
                                            <text:list xml:id="list_Keyboard13" text:continue-numbering="true" text:continue-list="list_Keyboard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Keyboard14" text:continue-numbering="true" text:continue-list="list_Keyboard13"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ext:span>The following options are available:</text:span></text:p><text:p text:style-name="Standard"/><text:list xml:id="list_Keyboard15" text:style-name="List_20_1">
                    <text:list-item>
                            <text:p text:style-name="List_20_1_20_Start">
                            <text:span><text:span text:style-name="backtick">px</text:span><text:span> – Top is set in pixels.</text:span></text:span>
                            </text:p>
                        </text:list-item>,<text:list-item>
                            <text:p text:style-name="List_20_1_20_End">
                            <text:span><text:span text:style-name="backtick">%</text:span><text:span> – The top is set as a percentage in relation to the parent height.</text:span></text:span>
                            </text:p>
                        </text:list-item>
                </text:list><text:p text:style-name="Standard"/>,
                                            <text:list xml:id="list_Keyboard16" text:continue-numbering="true" text:continue-list="list_Keyboard14"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Keyboard17" text:continue-numbering="true" text:continue-list="list_Keyboard16"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ext:span>The following options are available:</text:span></text:p><text:p text:style-name="Standard"/><text:list xml:id="list_Keyboard18" text:style-name="List_20_1">
                    <text:list-item>
                            <text:p text:style-name="List_20_1_20_Start">
                            <text:span><text:span text:style-name="backtick">px</text:span><text:span> – Width is given in pixels.</text:span></text:span>
                            </text:p>
                        </text:list-item>,<text:list-item>
                            <text:p text:style-name="List_20_1">
                            <text:span><text:span text:style-name="backtick">%</text:span><text:span> – Width is given as a percentage in relation to the parent width.</text:span></text:span>
                            </text:p>
                        </text:list-item>,<text:list-item>
                            <text:p text:style-name="List_20_1_20_End">
                            <text:span><text:span text:style-name="backtick">content</text:span><text:span> – Width is automatically set to fit the entire content in width.</text:span></text:span>
                            </text:p>
                        </text:list-item>
                </text:list><text:p text:style-name="Standard"/>,
                                            <text:list xml:id="list_Keyboard19" text:continue-numbering="true" text:continue-list="list_Keyboard17"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Keyboard20" text:continue-numbering="true" text:continue-list="list_Keyboard19"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ext:span>The following options are available:</text:span></text:p><text:p text:style-name="Standard"/><text:list xml:id="list_Keyboard21" text:style-name="List_20_1">
                    <text:list-item>
                            <text:p text:style-name="List_20_1_20_Start">
                            <text:span><text:span text:style-name="backtick">px</text:span><text:span> – Height is given in pixels.</text:span></text:span>
                            </text:p>
                        </text:list-item>,<text:list-item>
                            <text:p text:style-name="List_20_1">
                            <text:span><text:span text:style-name="backtick">%</text:span><text:span> – Height is given as a percentage in relation to the parent height.</text:span></text:span>
                            </text:p>
                        </text:list-item>,<text:list-item>
                            <text:p text:style-name="List_20_1_20_End">
                            <text:span><text:span text:style-name="backtick">content</text:span><text:span> – Height is automatically set to fit the entire content in height.</text:span></text:span>
                            </text:p>
                        </text:list-item>
                </text:list><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Keyboard22" text:continue-numbering="true" text:continue-list="list_Keyboard20"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text:span>Here we can select one of the globally defined Styles so that the Widget uses that Sty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Keyboard23" text:continue-numbering="true" text:continue-list="list_Keyboard22"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text:span>Make the object hidden.</text:span></text:p><text:p text:style-name="Standard"/>,
                                            <text:list xml:id="list_Keyboard24" text:continue-numbering="true" text:continue-list="list_Keyboard23"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text:span>Here we can choose whether the </text:span><text:span text:style-name="backtick">Hidden</text:span><text:span> flag state will be calculated from the Expression or not.</text:span></text:p><text:p text:style-name="Standard"/>,
                                            <text:list xml:id="list_Keyboard25" text:continue-numbering="true" text:continue-list="list_Keyboard24"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text:span>Make the object clickable by input devices.</text:span></text:p><text:p text:style-name="Standard"/>,
                                            <text:list xml:id="list_Keyboard26" text:continue-numbering="true" text:continue-list="list_Keyboard25"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text:span>Here we can choose whether the </text:span><text:span text:style-name="backtick">Clickable</text:span><text:span> flag state will be calculated from the Expression or not.</text:span></text:p><text:p text:style-name="Standard"/>,
                                            <text:list xml:id="list_Keyboard27" text:continue-numbering="true" text:continue-list="list_Keyboard26"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text:span>Add focused state to the object when clicked.</text:span></text:p><text:p text:style-name="Standard"/>,
                                            <text:list xml:id="list_Keyboard28" text:continue-numbering="true" text:continue-list="list_Keyboard27"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ext:span>Toggle checked state when the object is clicked.</text:span></text:p><text:p text:style-name="Standard"/>,
                                            <text:list xml:id="list_Keyboard29" text:continue-numbering="true" text:continue-list="list_Keyboard28"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text:span>Make the object scrollable.</text:span></text:p><text:p text:style-name="Standard"/>,
                                            <text:list xml:id="list_Keyboard30" text:continue-numbering="true" text:continue-list="list_Keyboard29"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text:span>Allow scrolling inside but with slower speed.</text:span></text:p><text:p text:style-name="Standard"/>,
                                            <text:list xml:id="list_Keyboard31" text:continue-numbering="true" text:continue-list="list_Keyboard30"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text:span>Make the object scroll further when "thrown".</text:span></text:p><text:p text:style-name="Standard"/>,
                                            <text:list xml:id="list_Keyboard32" text:continue-numbering="true" text:continue-list="list_Keyboard31"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text:span>Allow scrolling only one snappable children.</text:span></text:p><text:p text:style-name="Standard"/>,
                                            <text:list xml:id="list_Keyboard33" text:continue-numbering="true" text:continue-list="list_Keyboard32"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text:span>Allow propagating the horizontal scroll to a parent.</text:span></text:p><text:p text:style-name="Standard"/>,
                                            <text:list xml:id="list_Keyboard34" text:continue-numbering="true" text:continue-list="list_Keyboard33"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text:span>Allow propagating the vertical scroll to a parent.</text:span></text:p><text:p text:style-name="Standard"/>,
                                            <text:list xml:id="list_Keyboard35" text:continue-numbering="true" text:continue-list="list_Keyboard34"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text:span>Allow propagating both the horizontal and the vertical scroll to a parent.</text:span></text:p><text:p text:style-name="Standard"/>,
                                            <text:list xml:id="list_Keyboard36" text:continue-numbering="true" text:continue-list="list_Keyboard35"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text:span>Automatically scroll object to make it visible when focused.</text:span></text:p><text:p text:style-name="Standard"/>,
                                            <text:list xml:id="list_Keyboard37" text:continue-numbering="true" text:continue-list="list_Keyboard36"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text:span>Allow scrolling the focused object with arrow keys.</text:span></text:p><text:p text:style-name="Standard"/>,
                                            <text:list xml:id="list_Keyboard38" text:continue-numbering="true" text:continue-list="list_Keyboard37"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text:span>If scroll snap is enabled on the parent it can snap to this object.</text:span></text:p><text:p text:style-name="Standard"/>,
                                            <text:list xml:id="list_Keyboard39" text:continue-numbering="true" text:continue-list="list_Keyboard38"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text:span>Keep the object pressed even if the press slid from the object.</text:span></text:p><text:p text:style-name="Standard"/>,
                                            <text:list xml:id="list_Keyboard40" text:continue-numbering="true" text:continue-list="list_Keyboard39"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text:span>Propagate the events to the parent too.</text:span></text:p><text:p text:style-name="Standard"/>,
                                            <text:list xml:id="list_Keyboard41" text:continue-numbering="true" text:continue-list="list_Keyboard40"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text:span>Propagate the gestures to the parent.</text:span></text:p><text:p text:style-name="Standard"/>,
                                            <text:list xml:id="list_Keyboard42" text:continue-numbering="true" text:continue-list="list_Keyboard41"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text:span>Allow performing more accurate hit (click) test. E.g. accounting for rounded corners.</text:span></text:p><text:p text:style-name="Standard"/>,
                                            <text:list xml:id="list_Keyboard43" text:continue-numbering="true" text:continue-list="list_Keyboard42"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text:span>Make the object positionable by the layouts.</text:span></text:p><text:p text:style-name="Standard"/>,
                                            <text:list xml:id="list_Keyboard44" text:continue-numbering="true" text:continue-list="list_Keyboard43"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text:span>Do not scroll the object when the parent scrolls and ignore layout.</text:span></text:p><text:p text:style-name="Standard"/>,
                                            <text:list xml:id="list_Keyboard45" text:continue-numbering="true" text:continue-list="list_Keyboard44"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text:span>Do not clip the children's content to the parent's boundar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Keyboard46" text:continue-numbering="true" text:continue-list="list_Keyboard45"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ext:span>Toggled or checked state.</text:span></text:p><text:p text:style-name="Standard"/>,
                                            <text:list xml:id="list_Keyboard47" text:continue-numbering="true" text:continue-list="list_Keyboard46"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text:span>Here we can choose whether the </text:span><text:span text:style-name="backtick">Checked</text:span><text:span> state will be calculated from the Expression or not.</text:span></text:p><text:p text:style-name="Standard"/>,
                                            <text:list xml:id="list_Keyboard48" text:continue-numbering="true" text:continue-list="list_Keyboard47"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text:span>Disabled state</text:span></text:p><text:p text:style-name="Standard"/>,
                                            <text:list xml:id="list_Keyboard49" text:continue-numbering="true" text:continue-list="list_Keyboard48"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text:span>Here we can choose whether the </text:span><text:span text:style-name="backtick">Disabled</text:span><text:span> state will be calculated from the Expression or not.</text:span></text:p><text:p text:style-name="Standard"/>,
                                            <text:list xml:id="list_Keyboard50" text:continue-numbering="true" text:continue-list="list_Keyboard49"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text:span>Focused via keypad or encoder or clicked via touchpad/mouse.</text:span></text:p><text:p text:style-name="Standard"/>,
                                            <text:list xml:id="list_Keyboard51" text:continue-numbering="true" text:continue-list="list_Keyboard50"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text:span>Being pressed.</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Keyboard52" text:continue-numbering="true" text:continue-list="list_Keyboard51"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Keyboard53" text:style-name="List_20_1">
                    <text:list-item>
                            <text:p text:style-name="List_20_1_20_Start">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Keyboard54" text:continue-numbering="true" text:continue-list="list_Keyboard52"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Keyboard55" text:continue-numbering="true" text:continue-list="list_Keyboard54"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Keyboard56" text:continue-numbering="true" text:continue-list="list_Keyboard55"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Keyboard3" text:continue-numbering="true" text:continue-list="list_Keyboard2" text:style-name="Outline">
                        <text:list-item>
                            <text:list>
                                <text:list-item>
                                    <text:h text:style-name="Heading_20_2" text:outline-level="2">Examples</text:h>
                                </text:list-item>
                            </text:list>
                        </text:list-item>
                    </text:list>
                    <text:p text:style-name="Standard"/>
                    <text:list xml:id="list_Keyboard57" text:style-name="List_20_1">
                    <text:list-item>
                            <text:p text:style-name="List_20_1_20_Start">
                            <text:span><text:span text:style-name="T1">LVGL Widgets 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